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da3cf" officeooo:paragraph-rsid="001da3cf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da3cf" officeooo:paragraph-rsid="001da3cf" style:font-weight-asian="bold" style:font-weight-complex="bold"/>
    </style:style>
    <style:style style:name="T1" style:family="text">
      <style:text-properties officeooo:rsid="001da3c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5">Acceso Remoto VNC</text:p>
      <text:p text:style-name="Standard"/>
      <text:p text:style-name="Standard"/>
      <text:p text:style-name="Standard"/>
      <text:p text:style-name="Standard"/>
      <text:p text:style-name="Standard"/>
      <text:p text:style-name="Standard">Nombre de los componentes del grupo:</text:p>
      <text:p text:style-name="Standard"><text:tab/>Á<text:span text:style-name="T1">lvaro Hernández Rocío</text:span></text:p>
      <text:p text:style-name="Standard"/>
      <text:p text:style-name="Standard"/>
      <text:p text:style-name="Standard"/>
      <text:p text:style-name="P3"/>
      <text:h text:style-name="Heading_20_1" text:outline-level="1"><text:bookmark-start text:name="__RefHeading__106_433325292"/><text:bookmark-end text:name="__RefHeading__106_433325292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"><text:a xlink:type="simple" xlink:href="#__RefHeading__108_433325292" text:style-name="Index_20_Link" text:visited-style-name="Index_20_Link">1. Parte 1<text:tab/>2</text:a></text:p>
          <text:p text:style-name="P4"><text:a xlink:type="simple" xlink:href="#__RefHeading__110_433325292" text:style-name="Index_20_Link" text:visited-style-name="Index_20_Link">2. Parte 2<text:tab/>2</text:a></text:p>
          <text:p text:style-name="P4"><text:a xlink:type="simple" xlink:href="#__RefHeading__113_433325292" text:style-name="Index_20_Link" text:visited-style-name="Index_20_Link">3. Conclusiones/comentario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108_433325292"/>1. Parte 1<text:bookmark-end text:name="__RefHeading__108_433325292"/></text:h>
      <text:p text:style-name="Standard">blablabla</text:p>
      <text:p text:style-name="Standard"/>
      <text:p text:style-name="Standard"/>
      <text:h text:style-name="Heading_20_1" text:outline-level="1"><text:bookmark-start text:name="__RefHeading__110_433325292"/>2. Parte 2<text:bookmark-end text:name="__RefHeading__110_433325292"/></text:h>
      <text:p text:style-name="Standard">blablabla</text:p>
      <text:p text:style-name="Standard"/>
      <text:p text:style-name="Standard"/>
      <text:p text:style-name="Standard"/>
      <text:h text:style-name="Heading_20_1" text:outline-level="1"><text:bookmark-start text:name="__RefHeading__113_433325292"/>3. Conclusiones/comentarios<text:bookmark-end text:name="__RefHeading__113_433325292"/></text:h>
      <text:p text:style-name="Standard"><text:bookmark-start text:name="__RefHeading__115_433325292"/>Blablabla<text:bookmark-end text:name="__RefHeading__115_43332529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Encabezado" style:family="table">
      <style:table-properties style:width="18.002cm" table:align="margins"/>
    </style:style>
    <style:style style:name="Encabezado.A" style:family="table-column">
      <style:table-column-properties style:column-width="3.175cm" style:rel-column-width="11559*"/>
    </style:style>
    <style:style style:name="Encabezado.B" style:family="table-column">
      <style:table-column-properties style:column-width="11.206cm" style:rel-column-width="40797*"/>
    </style:style>
    <style:style style:name="Encabezado.C" style:family="table-column">
      <style:table-column-properties style:column-width="3.62cm" style:rel-column-width="13179*"/>
    </style:style>
    <style:style style:name="Encabezado.A1" style:family="table-cell">
      <style:table-cell-properties fo:padding="0.097cm" fo:border-left="0.05pt solid #000000" fo:border-right="none" fo:border-top="0.05pt solid #000000" fo:border-bottom="0.05pt solid #000000"/>
    </style:style>
    <style:style style:name="Encabezado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2" style:family="paragraph" style:parent-style-name="Table_20_Contents">
      <style:paragraph-properties fo:text-align="center" style:justify-single-word="false"/>
      <style:text-properties fo:font-weight="bold" officeooo:rsid="001da3cf" officeooo:paragraph-rsid="001da3cf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Encabezado" table:style-name="Encabezado">
          <table:table-column table:style-name="Encabezado.A"/>
          <table:table-column table:style-name="Encabezado.B"/>
          <table:table-column table:style-name="Encabezado.C"/>
          <table:table-row>
            <table:table-cell table:style-name="Encabezado.A1" office:value-type="string">
              <text:p text:style-name="MP1">Página. <text:page-number text:select-page="current">2</text:page-number><text:s/>de <text:page-count>2</text:page-count></text:p>
            </table:table-cell>
            <table:table-cell table:style-name="Encabezado.A1" office:value-type="string">
              <text:p text:style-name="MP2">ADD – Práctia 1</text:p>
            </table:table-cell>
            <table:table-cell table:style-name="Encabezado.C1" office:value-type="string">
              <text:p text:style-name="MP3"><text:date style:data-style-name="N37" text:date-value="2012-12-19T21:00:49.989999923" text:fixed="true">19/12/12</text:dat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12-19T20:58:24</meta:creation-date>
    <dc:date>2020-09-25T10:44:32.997270810</dc:date>
    <meta:editing-duration>PT3M50S</meta:editing-duration>
    <meta:editing-cycles>2</meta:editing-cycles>
    <meta:generator>LibreOffice/6.2.6.2$Linux_X86_64 LibreOffice_project/20$Build-2</meta:generator>
    <meta:document-statistic meta:table-count="1" meta:image-count="0" meta:object-count="0" meta:page-count="2" meta:paragraph-count="16" meta:word-count="45" meta:character-count="259" meta:non-whitespace-character-count="228"/>
  </office:meta>
</office:document-meta>
</file>